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ecb4" officeooo:paragraph-rsid="000fecb4"/>
    </style:style>
    <style:style style:name="P2" style:family="paragraph" style:parent-style-name="Standard" style:list-style-name="L1">
      <style:text-properties officeooo:paragraph-rsid="0012dfb8"/>
    </style:style>
    <style:style style:name="P3" style:family="paragraph" style:parent-style-name="Standard" style:list-style-name="L1">
      <style:text-properties officeooo:paragraph-rsid="00155741"/>
    </style:style>
    <style:style style:name="P4" style:family="paragraph" style:parent-style-name="Standard" style:list-style-name="L1">
      <style:text-properties officeooo:paragraph-rsid="00169174"/>
    </style:style>
    <style:style style:name="P5" style:family="paragraph" style:parent-style-name="Standard" style:list-style-name="L1">
      <style:text-properties fo:font-weight="normal" officeooo:rsid="000fecb4" officeooo:paragraph-rsid="000fecb4" style:font-weight-asian="normal" style:font-weight-complex="normal"/>
    </style:style>
    <style:style style:name="P6" style:family="paragraph" style:parent-style-name="Standard" style:list-style-name="L1">
      <style:text-properties fo:font-weight="normal" officeooo:rsid="001a00cc" officeooo:paragraph-rsid="00169174" style:font-weight-asian="normal" style:font-weight-complex="normal"/>
    </style:style>
    <style:style style:name="T1" style:family="text">
      <style:text-properties fo:font-weight="normal" officeooo:rsid="000fecb4" style:font-weight-asian="normal" style:font-weight-complex="normal"/>
    </style:style>
    <style:style style:name="T2" style:family="text">
      <style:text-properties fo:font-weight="normal" officeooo:rsid="0012dfb8" style:font-weight-asian="normal" style:font-weight-complex="normal"/>
    </style:style>
    <style:style style:name="T3" style:family="text">
      <style:text-properties fo:font-weight="normal" officeooo:rsid="0014a6d5" style:font-weight-asian="normal" style:font-weight-complex="normal"/>
    </style:style>
    <style:style style:name="T4" style:family="text">
      <style:text-properties fo:font-weight="normal" officeooo:rsid="00155741" style:font-weight-asian="normal" style:font-weight-complex="normal"/>
    </style:style>
    <style:style style:name="T5" style:family="text">
      <style:text-properties fo:font-weight="normal" officeooo:rsid="00162cf9" style:font-weight-asian="normal" style:font-weight-complex="normal"/>
    </style:style>
    <style:style style:name="T6" style:family="text">
      <style:text-properties fo:font-weight="normal" officeooo:rsid="0016636e" style:font-weight-asian="normal" style:font-weight-complex="normal"/>
    </style:style>
    <style:style style:name="T7" style:family="text">
      <style:text-properties fo:font-weight="normal" officeooo:rsid="00169174" style:font-weight-asian="normal" style:font-weight-complex="normal"/>
    </style:style>
    <style:style style:name="T8" style:family="text">
      <style:text-properties fo:font-weight="normal" officeooo:rsid="001789b6" style:font-weight-asian="normal" style:font-weight-complex="normal"/>
    </style:style>
    <style:style style:name="T9" style:family="text">
      <style:text-properties fo:font-weight="normal" officeooo:rsid="0017b89d" style:font-weight-asian="normal" style:font-weight-complex="normal"/>
    </style:style>
    <style:style style:name="T10" style:family="text">
      <style:text-properties fo:font-weight="normal" officeooo:rsid="00183257" style:font-weight-asian="normal" style:font-weight-complex="normal"/>
    </style:style>
    <style:style style:name="T11" style:family="text">
      <style:text-properties fo:font-weight="normal" officeooo:rsid="001a00cc"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NTZZ</text:p>
      <text:p text:style-name="P1"/>
      <text:list xml:id="list19007810" text:style-name="L1">
        <text:list-item>
          <text:p text:style-name="P5">I think there’s an overemphasis placed on people meeting their full potential. The idea that a person should do what they’re best at, or what will make them the most money, or even what will make them happiest, is creating this pressure to meet an artificial standard that they have no hope of reaching. No one knows how high they can go, or how far something will take them, until they try it. This goes for things within the wheelhouse as well as without. The star quarterback has no guarantee that they’ll play in the NFL. The gifted young poet has no guarantee that they’ll ever get published. Does this mean what they’re doing is a waste of time, worth nothing to them? Of course not. They’re growing, learning, expressing themselves, and to force them off this path into a life where their value can be more efficiently extracted is just gross. It’s gross. People should be able to do whatever they want, whether or not it’s “good”, or “makes money”, both completely arbitrary measures of value that only have meaning from the context that our society has given them.</text:p>
        </text:list-item>
        <text:list-item>
          <text:p text:style-name="P2"><text:span text:style-name="T1">W</text:span><text:span text:style-name="T2">hat’s the matter? I’m offering to help you with your problems. You should be grateful that you have someone like me who understands you. I’m not like the others. I won’t laugh at you, or talk about you behind your back. I’ll listen and think and care for you. You need me. You always have, and you always will. It’s not like I do this because I get something out of it. I do it because I’m a good person, and it’s the right thing to do. If anything, you’re being selfish for not opening up to me. After everything we’ve shared between us, don’t you think I have right to know what’s going on? Don’t I deserve to know how you’re feeling? I think I do. </text:span><text:span text:style-name="T3">I’ve earned that much.</text:span></text:p>
        </text:list-item>
        <text:list-item>
          <text:p text:style-name="P3"><text:span text:style-name="T4">There’s nothing better than a filling meal in the company of your family, whoever they might be. The dinner table a twisting landscape of shapes, textures, and colors, above which participants laugh and smile with one another. No two of these landscapes look the same, the map of each becoming a shared secret, a cherished memory for days, weeks, years to come. A hidden place in which to escape the blistering speed of daily life, inhabited </text:span><text:span text:style-name="T5">only </text:span><text:span text:style-name="T4">by yourself and those you hold dear. </text:span><text:span text:style-name="T6">It is impossible to overstate how important these experiences are. Neglecting this kind of connection can wither our hearts and darken our hearts. </text:span><text:span text:style-name="T5">I hope that you and I are able to share a meal like this someday. </text:span><text:span text:style-name="T6">In the meantime, I hope you are able to enjoy many such feasts.</text:span></text:p>
        </text:list-item>
        <text:list-item>
          <text:p text:style-name="P4"><text:span text:style-name="T6">O</text:span><text:span text:style-name="T7">h, wonderful. You know, for some reason, I have recently been reminiscing quite often of an old acquaintance of mine, long since retired from </text:span><text:span text:style-name="T8">the struggle against</text:span><text:span text:style-name="T7"> our avian opponents. They were a lovely s’crow, rotten pile of hay that they were, </text:span><text:span text:style-name="T8">and they were damn good at what they did. Thing is, they were much more concerned about their appearance as being foremost in their field than their actual significant achievements. Why do you think that was? What was it about their image that caused them to cling to it so desperately? I have spent many sleepless nights pondering this very thing. I thought at first that perhaps it was a misplaced fear of being perceived as a weak or ineffective guardian, though surely that cannot be it. There have been few finer sentinels in the history of this farm! Then, I thought, perhaps it was simple vanity. This was a </text:span><text:span text:style-name="T9">consistent theory, but unsatisfying. Finally, I wondered if it was a response to the shift in our society from our worth being built on the foundation of our work to being built on the strength of our personal branding. How we sell ourselves, if you’ll pardon the crass turn of phrase. Well, I’m sure I’ll never know at this point. That old s’crow is surely nothing but feed in some lonely cow trough at this point, </text:span><text:span text:style-name="T10">ha ha!</text:span><text:span text:style-name="T9"> I hope peace has found him. </text:span><text:span text:style-name="T11">Perhaps it will find me one day as well.</text:span></text:p>
        </text:list-item>
        <text:list-item>
          <text:p text:style-name="P6"/>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25T08:58:40.874348000</meta:creation-date>
    <dc:date>2021-06-25T11:30:11.116815210</dc:date>
    <meta:editing-duration>PT38M3S</meta:editing-duration>
    <meta:editing-cycles>5</meta:editing-cycles>
    <meta:generator>LibreOffice/6.4.7.2$Linux_X86_64 LibreOffice_project/40$Build-2</meta:generator>
    <meta:document-statistic meta:table-count="0" meta:image-count="0" meta:object-count="0" meta:page-count="1" meta:paragraph-count="6" meta:word-count="707" meta:character-count="3876" meta:non-whitespace-character-count="3179"/>
  </office:meta>
</office:document-meta>
</file>